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9455" officeooo:paragraph-rsid="001a9455"/>
    </style:style>
    <style:style style:name="P2" style:family="paragraph" style:parent-style-name="Standard">
      <style:text-properties officeooo:rsid="001a9455" officeooo:paragraph-rsid="001a9455"/>
    </style:style>
    <style:style style:name="P3" style:family="paragraph" style:parent-style-name="Standard">
      <style:text-properties fo:font-weight="bold" officeooo:rsid="001a9455" officeooo:paragraph-rsid="001a945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9455" officeooo:paragraph-rsid="001a945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terfaz gráfica de Windows</text:p>
      <text:p text:style-name="P3"/>
      <text:p text:style-name="P4">Ejercicio 1. <text:span text:style-name="T1">Crea los mismos usuarios que has creado en los ejercicios anteriores en Ubuntu o nuevos para Windows. Crea también el grupo compañeros. Haz uso de la interfaz gráfica vista en clase para conseguir tu propósito.</text:span></text:p>
      <text:p text:style-name="P4"><text:span text:style-name="T1"/></text:p>
      <text:p text:style-name="P4"><text:span text:style-name="T1">A continuación prueba los comandos de Net User en el CMD. </text:span></text:p>
      <text:p text:style-name="P4"><text:span text:style-name="T1"/></text:p>
      <text:p text:style-name="P4"><text:span text:style-name="T1">Documenta todas tus pruebas y entrega en Aules.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9455" officeooo:paragraph-rsid="001a94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1º DAM. Sistemas Informáticos<text:tab/><text:tab/>Unidad 6.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0:15:37.489000000</meta:creation-date>
    <dc:date>2023-01-31T10:25:21.912000000</dc:date>
    <meta:editing-duration>PT9M44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73" meta:character-count="437" meta:non-whitespace-character-count="367"/>
  </office:meta>
</office:document-meta>
</file>